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1" style:family="text">
      <style:text-properties fo:font-weight="bold" style:font-weight-asian="bold" style:font-weight-complex="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oCIS (<text:span text:style-name="T1">Bio</text:span>informatics <text:span text:style-name="T1">C</text:span>ore <text:span text:style-name="T1">I</text:span>nformation <text:span text:style-name="T1">S</text:span>ystem)</text:h>
      <text:p text:style-name="Standard"/>
      <text:p text:style-name="Standard"/>
      <text:p text:style-name="Standard">Overview</text:p>
      <text:p text:style-name="Standard"><text:tab/>Much of the work of the bioinformatics core follows similar repeatable patterns such as processing the data from the sequencing machines and running standard analysis pipelines. BioCIS is an <text:s/>information and project tracking system. It will be used to track project status, control <text:s text:c="2"/>project workflow and allow centralisation of project data. Access to BioCIS will be via a web browser interface. The BioCIS system will address a multitude of needs within both the genomics and bioinformatics cores.</text:p>
      <text:p text:style-name="Standard"/>
      <text:h text:style-name="Heading_20_2" text:outline-level="2">The need for BioCIS</text:h>
      <text:p text:style-name="Standard"/>
      <text:p text:style-name="Standard">Standardisation</text:p>
      <text:p text:style-name="Standard"><text:tab/>BioCIS will make the implementation of standard practices in the bioinformatics core much <text:tab/>easier. Both the analyses and reporting will be done in a consistent manner independently of <text:tab/>the particular analyst. </text:p>
      <text:p text:style-name="Standard"/>
      <text:p text:style-name="Standard">Tracking</text:p>
      <text:p text:style-name="Standard"><text:tab/>Project progress will be tracked and will be viewable on the web interface.</text:p>
      <text:p text:style-name="Standard"/>
      <text:p text:style-name="Standard">Control</text:p>
      <text:p text:style-name="Standard"><text:tab/>As projects progress, BioCIS will automatically shepherd data. It will also control a large <text:tab/>portion of the <text:tab/>downstream analyses carried out by the bioinformatics core by building and <text:tab/>running pipelines. The flow of experimental information between the genomics core and the <text:tab/>bioinformatics core will be controlled by BioCIS giving both teams easy access to the data. </text:p>
      <text:p text:style-name="Standard"/>
      <text:p text:style-name="Standard">Documentation</text:p>
      <text:p text:style-name="Standard"><text:tab/>Experimental statistics, quality control data and analysis meta-data will be stored in BioCIS. <text:s/><text:tab/>In certain respects BioCIS will act like an online lab-book, making it possible to recall <text:tab/>details of particular pipeline analyses, e.g. Program versions, parameters and the order of <text:tab/>commands executed, as well as results data and quality statistics.</text:p>
      <text:p text:style-name="Standard"/>
      <text:p text:style-name="Standard">Automation</text:p>
      <text:p text:style-name="Standard"><text:tab/>Many of the tasks carried out in the day to day workings of bioinformatics studies can be <text:tab/>automated. Automation will make analyses more efficient and reduce the risk of <text:tab/>human <text:tab/>error. </text:p>
      <text:p text:style-name="Standard"/>
      <text:p text:style-name="Standard">Load balancing.</text:p>
      <text:p text:style-name="Standard"><text:tab/>Because BioCIS will provide knowledge of which stage each project has reached as well <text:tab/>as information about queued and pending projects, it will allow much more informed <text:tab/>project prioritization so that we can balance the group's workload efficiently.</text:p>
      <text:p text:style-name="Standard"/>
      <text:p text:style-name="Standard">Quality control</text:p>
      <text:p text:style-name="Standard"><text:tab/>Regular quality control checks will be carried out as standard in the pipeline analyses and <text:tab/>BioCIS will be configured to flag up suspicious or low quality data as well a check for <text:tab/>internal consistency. <text:s/></text:p>
      <text:p text:style-name="Standard"/>
      <text:p text:style-name="Standard">Centralisation of data</text:p>
      <text:p text:style-name="Standard"><text:soft-page-break/><text:tab/>Having a single central repository for information on experiments and analyses will <text:tab/>alleviate the need to hunt around and compile data from different sources. If something goes <text:tab/>wrong at any stage in the process, it also makes fault tracking a lot quicker and easier. </text:p>
      <text:p text:style-name="Standard"/>
      <text:h text:style-name="Heading_20_2" text:outline-level="2">Users</text:h>
      <text:p text:style-name="Standard">There will be three broad groups of users with different levels off access privilege: administrators, analysts and customers:</text:p>
      <text:p text:style-name="Standard"/>
      <text:p text:style-name="Standard">Administrators</text:p>
      <text:p text:style-name="Standard"><text:tab/>These will have full access and control over the entire system.</text:p>
      <text:p text:style-name="Standard"/>
      <text:p text:style-name="Standard">Analysis</text:p>
      <text:p text:style-name="Standard"><text:tab/>These are BRC staff such as genomics and bioinformatics core staff who will use it to <text:tab/>control track and document projects going through the facility.</text:p>
      <text:p text:style-name="Standard"/>
      <text:p text:style-name="Standard">Customers:</text:p>
      <text:p text:style-name="Standard"><text:tab/>External customers can be given access to certain areas such as experimental statistics, <text:tab/>quality control data and information on the progress of their project.</text:p>
      <text:p text:style-name="Standard"/>
      <text:h text:style-name="Heading_20_2" text:outline-level="2">Usage examples/scenarios</text:h>
      <text:p text:style-name="Standard"/>
      <text:p text:style-name="Standard">1) When a sequencing experiment is carried out by the genomics core, a genomics core operator will upload the experimental parameters into BioCIS. BioCIS will follow the progress of the sequencing experiment (it has access to the data being written from the sequencing machines) and once the project has completed, demultiplex the data and move it to the appropriate place so that customers and analysts can access it. It will also gather statistics on the experimental and quality control data which will be accessible to users via the web. Once the data has been demultiplexed, FASTQC will be run on each sample automatically.</text:p>
      <text:p text:style-name="Standard"/>
      <text:p text:style-name="Standard">2) An analyst is assigned an RNA-seq differential expression analysis project. She is able to collect her data prepared as in example 1 above and use the standard RNA-seq differential expression analysis pipeline to analyse her data. The pipeline is set up using a human reference genome however the analyst is looking into RNA expression among fruitbats. She downloads the megabat reference genome and adds it to the list of available reference genomes in BioCIS and starts the pipeline analysis as normal. After a day the pipeline has stopped because the internal integrity checks run by BioCIS at the end of the sequence assembly stage have decided that there are too few assembled genes for the number of reads. The analyst goes back to the experiment information stored by BioCIS and discovers that the same customer also sent in samples from chicken tissue for RNA-seq analysis using the same protocols. She tries assembling her data using the chicken genome as reference and find that indeed the samples had been mixed up. </text:p>
      <text:p text:style-name="Standard"/>
      <text:p text:style-name="Standard">BioCIS has allowed the analyst to very quickly set up her pipeline and tailor it to using the non-standard genome. The integrity checks prevented the analysis from carrying on when there was an obvious problem, thus saving time and resources. Because the experimental data were available to the analyst she was able to quickly diagnose the problem.</text:p>
      <text:p text:style-name="Standard"/>
      <text:p text:style-name="Standard"/>
      <text:p text:style-name="Standard"/>
      <text:p text:style-name="Standard"/>
      <text:p text:style-name="Standard"><text:soft-page-break/></text:p>
      <text:p text:style-name="Standard">3) External customers will be able to access portions of BioCIS, allowing them to examine experimental details and the output from programs during the analysis. This should make it much easier to share information with customers, saving the core personnel time and providing a better service.</text:p>
      <text:p text:style-name="Standard"/>
      <text:p text:style-name="Standard">4) If an external customer were to complains to the genomics lab that the quality of data from a sample that they had sent for sequencing is lower than they expected, the genomics lab operator who has access to BioCIS would be able to deal with this instantly. Using BioCIS they could <text:s/>look up the demultiplexing statistics and the FASTQC results from the sequencing and seeing that in fact the data is of very high quality, they would then be able to direct the customer directly to these statistics. On the other hand the genomics lab will be able to spot any problems with the quality of the sequencing early on and act accordingly.</text:p>
      <text:p text:style-name="Standard"/>
      <text:p text:style-name="Standard"/>
      <text:p text:style-name="Standard"/>
      <text:h text:style-name="Heading_20_2" text:outline-level="2">Technical overview.</text:h>
      <text:p text:style-name="Standard">BioCIS is being written is python, javascript, html and mySQL. The overall design aims to combine ease of use with flexibility. By moving data around as key-value pairs as much as possible and using python's object oriented programming capabilities, the system can be made flexible and easy to maintain.</text:p>
      <text:p text:style-name="Standard"/>
      <text:p text:style-name="Standard">The data will be stored in a mySQL database which will be accessed directly and via a python API.</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n </meta:initial-creator>
    <meta:creation-date>2013-06-20T10:02:05</meta:creation-date>
    <dc:date>2013-06-25T09:03:26</dc:date>
    <dc:creator>alan </dc:creator>
    <meta:editing-duration>PT23H44M7S</meta:editing-duration>
    <meta:editing-cycles>37</meta:editing-cycles>
    <meta:generator>LibreOffice/3.5$Linux_X86_64 LibreOffice_project/350m1$Build-2</meta:generator>
    <meta:document-statistic meta:table-count="0" meta:image-count="0" meta:object-count="0" meta:page-count="3" meta:paragraph-count="37" meta:word-count="1042" meta:character-count="6509" meta:non-whitespace-character-count="5460"/>
  </office:meta>
</office:document-meta>
</file>